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<text:span text:style-name="T1">const</text:span><text:span text:style-name="T2"> </text:span><text:span text:style-name="T1">bool</text:span><text:span text:style-name="T2"> </text:span>WalkingMatr[<text:span text:style-name="T3">36</text:span>][<text:span text:style-name="T3">28</text:span>]<text:span text:style-name="T2"> </text:span>=<text:span text:style-name="T2"> </text:span>{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/text:span><text:span text:style-name="T1">true</text:span>,<text:span text:style-name="T2"> <text:s text:c="2"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 text:c="2"/></text:span><text:span text:style-name="T1">tru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<text:span text:style-name="T2"> </text:span>},</text:p>
      <text:p text:style-name="P2"><text:soft-page-break/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/text:span><text:span text:style-name="T1">true</text:span>,<text:span text:style-name="T2"> <text:s text:c="2"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/text:span><text:span text:style-name="T1">true</text:span>,<text:span text:style-name="T2"> <text:s text:c="2"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true</text:span>,<text:span text:style-name="T2"> <text:s/>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,</text:p>
      <text:p text:style-name="P2"><text:span text:style-name="T2"><text:s text:c="4"/></text:span>{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,<text:span text:style-name="T2"> </text:span><text:span text:style-name="T1">false</text:span>}</text:p>
      <text:p text:style-name="P1">}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2:03:12.903803277</meta:creation-date>
    <dc:date>2019-09-08T22:03:49.448957926</dc:date>
    <meta:editing-duration>PT39S</meta:editing-duration>
    <meta:editing-cycles>1</meta:editing-cycles>
    <meta:document-statistic meta:table-count="0" meta:image-count="0" meta:object-count="0" meta:page-count="2" meta:paragraph-count="38" meta:word-count="1015" meta:character-count="7271" meta:non-whitespace-character-count="5827"/>
    <meta:generator>LibreOffice/6.0.7.3$Linux_X86_64 LibreOffice_project/00m0$Build-3</meta:generator>
  </office:meta>
</office:document-meta>
</file>